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41.79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laimed by</text:p>
          </table:table-cell>
          <table:table-cell table:style-name="Default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 office:value-type="string" calcext:value-type="string">
            <text:p>UNFINISHED</text:p>
          </table:table-cell>
          <table:table-cell/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a tile you can walk on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WORK IN PROGRES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a solid obstacle</text:p>
          </table:table-cell>
          <table:table-cell table:number-columns-repeated="4"/>
          <table:table-cell table:style-name="ce4" office:value-type="string" calcext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ischfressende Pflanze</text:p>
          </table:table-cell>
          <table:table-cell table:style-name="ce1" office:value-type="string" calcext:value-type="string">
            <text:p>richtet Schaden auf einem adjazenten Tile an (awaiting confirmation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u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ennender Dornenbusch</text:p>
          </table:table-cell>
          <table:table-cell table:style-name="ce1" office:value-type="string" calcext:value-type="string">
            <text:p>wechselt von solidem Busch zu Feu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Vulkan</text:p>
          </table:table-cell>
          <table:table-cell table:style-name="ce1" office:value-type="string" calcext:value-type="string">
            <text:p>schüttelt Bild, entfacht Feuer im Umfel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Sirene</text:p>
          </table:table-cell>
          <table:table-cell table:style-name="ce1" office:value-type="string" calcext:value-type="string">
            <text:p>richtet Schade auf allen adjazenten Feldern an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-ile (Portal)</text:p>
          </table:table-cell>
          <table:table-cell office:value-type="string" calcext:value-type="string">
            <text:p>spawnt immer zu zweit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rusel/Korrupt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Missing Tile</text:p>
          </table:table-cell>
          <table:table-cell office:value-type="string" calcext:value-type="string">
            <text:p>missing tile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:D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emi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ditional imag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4:07:51.972000000</meta:creation-date>
    <dc:date>2017-06-10T04:38:43.594000000</dc:date>
    <meta:editing-duration>P0D</meta:editing-duration>
    <meta:editing-cycles>1</meta:editing-cycles>
    <meta:document-statistic meta:table-count="1" meta:cell-count="64" meta:object-count="0"/>
    <meta:generator>LibreOffice/5.2.6.2$Windows_x86 LibreOffice_project/a3100ed2409ebf1c212f5048fbe377c281438fdc</meta:generator>
  </office:meta>
</office:document-meta>
</file>